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ru" fo:country="RU" officeooo:rsid="000d0ccd" officeooo:paragraph-rsid="000d0ccd"/>
    </style:style>
    <style:style style:name="P3" style:family="paragraph" style:parent-style-name="Text_20_body">
      <style:text-properties fo:language="ru" fo:country="RU" officeooo:rsid="000b8268" officeooo:paragraph-rsid="000d0ccd"/>
    </style:style>
    <style:style style:name="P4" style:family="paragraph" style:parent-style-name="Text_20_body">
      <style:text-properties fo:language="ru" fo:country="RU" officeooo:rsid="000e4ad3" officeooo:paragraph-rsid="000e4ad3"/>
    </style:style>
    <style:style style:name="P5" style:family="paragraph" style:parent-style-name="Text_20_body">
      <style:text-properties officeooo:paragraph-rsid="000efa14"/>
    </style:style>
    <style:style style:name="P6" style:family="paragraph" style:parent-style-name="Heading_20_1">
      <style:text-properties fo:language="ru" fo:country="RU"/>
    </style:style>
    <style:style style:name="P7" style:family="paragraph" style:parent-style-name="Text_20_body" style:list-style-name="L1">
      <style:text-properties style:text-line-through-style="none" style:text-line-through-type="none" fo:language="ru" fo:country="RU" officeooo:rsid="000efa14" officeooo:paragraph-rsid="000efa14"/>
    </style:style>
    <style:style style:name="P8" style:family="paragraph" style:parent-style-name="Text_20_body">
      <style:text-properties style:text-line-through-style="none" style:text-line-through-type="none" style:font-name="Ubuntu" fo:language="ru" fo:country="RU" fo:font-style="italic" officeooo:rsid="00105d21" officeooo:paragraph-rsid="00105d21" style:font-style-asian="italic" style:font-style-complex="italic"/>
    </style:style>
    <style:style style:name="P9" style:family="paragraph" style:parent-style-name="Text_20_body">
      <style:text-properties officeooo:rsid="0011303e" officeooo:paragraph-rsid="0011303e"/>
    </style:style>
    <style:style style:name="P10" style:family="paragraph" style:parent-style-name="Text_20_body" style:list-style-name="L2">
      <style:text-properties officeooo:rsid="0011303e" officeooo:paragraph-rsid="0011303e"/>
    </style:style>
    <style:style style:name="T1" style:family="text">
      <style:text-properties officeooo:rsid="000b8268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0e4ad3"/>
    </style:style>
    <style:style style:name="T4" style:family="text">
      <style:text-properties style:text-line-through-style="none" style:text-line-through-type="none" officeooo:rsid="000efa14"/>
    </style:style>
    <style:style style:name="T5" style:family="text">
      <style:text-properties style:text-line-through-style="none" style:text-line-through-type="none" fo:language="ru" fo:country="RU" officeooo:rsid="000efa14"/>
    </style:style>
    <style:style style:name="T6" style:family="text">
      <style:text-properties style:text-line-through-style="none" style:text-line-through-type="none" fo:language="ru" fo:country="RU" officeooo:rsid="00105d21"/>
    </style:style>
    <style:style style:name="T7" style:family="text">
      <style:text-properties officeooo:rsid="000efa14"/>
    </style:style>
    <style:style style:name="T8" style:family="text">
      <style:text-properties officeooo:rsid="00105d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Основы проектирования. Задачи и виды САПР.</text:h>
      <text:p text:style-name="P1"/>
      <text:p text:style-name="P3">Проектирование – процесс создания проекта, комплекса информации, описывающий прообраз предпол<text:span text:style-name="T7">а</text:span>гаемого или возможного объекта или процесса.</text:p>
      <text:p text:style-name="Text_20_body">Проектирование в технике – комплекс мероприятий, обеспечивающих поиск технических решений, удовлетворяющих заданным требованиям, их оптимизацию и реализацию в виде комплекта <text:span text:style-name="T7">д</text:span>окументов и опытного образца.</text:p>
      <text:p text:style-name="P2">НИОКР <text:span text:style-name="T1">– </text:span>научно <text:span text:style-name="T2">исследовательские и опытно-конструкторские работы.</text:span></text:p>
      <text:p text:style-name="P4"><text:span text:style-name="T3">R</text:span><text:span text:style-name="T2">esearch and development (R&amp;D) – Комплекс м</text:span><text:span text:style-name="T4">е</text:span><text:span text:style-name="T2">ропр</text:span><text:span text:style-name="T4">и</text:span><text:span text:style-name="T2">ятий, включающий в себя как научные исследования, так и производственно опытных и мелкосерийных образцов продукции, предшествующий запуску нового продукта или системы в промышленное произ</text:span><text:span text:style-name="T4">в</text:span><text:span text:style-name="T2">одство.</text:span></text:p>
      <text:p text:style-name="P5"><text:span text:style-name="T5">Информация на стадии разработки ТЗ</text:span><text:span text:style-name="T6">:</text:span></text:p>
      <text:list xml:id="list3812289348" text:style-name="L1">
        <text:list-item>
          <text:p text:style-name="P7">Объект исследования;</text:p>
        </text:list-item>
        <text:list-item>
          <text:p text:style-name="P7">Описание требований к объекту исследования;</text:p>
        </text:list-item>
        <text:list-item>
          <text:p text:style-name="P7">Перечень функций объекта исследования общетехнического характера;</text:p>
        </text:list-item>
        <text:list-item>
          <text:p text:style-name="P7">Перечень физических и других эффектов, закономерностей и теорий, которые могут быть основой принципа действия изделия;</text:p>
        </text:list-item>
        <text:list-item>
          <text:p text:style-name="P7">Технические решения;</text:p>
        </text:list-item>
        <text:list-item>
          <text:p text:style-name="P7">Сведения о научно-техническом потенциале исполнителя НИР;</text:p>
        </text:list-item>
        <text:list-item>
          <text:p text:style-name="P7">Сведения о производственных ресурсах (применительно к объекту исследований);</text:p>
        </text:list-item>
        <text:list-item>
          <text:p text:style-name="P7">Сведения о материальных ресурсах;</text:p>
        </text:list-item>
        <text:list-item>
          <text:p text:style-name="P7">Маркетинговые исследования;</text:p>
        </text:list-item>
        <text:list-item>
          <text:p text:style-name="P7">Данные об ожидаемом экономическом эффекте.</text:p>
        </text:list-item>
      </text:list>
      <text:p text:style-name="P8">Целью создания автоматизированных систем инженерной деятельности является экономия живого труда проектировщиков, конструкторов, технологов, инженеров-менеджеров для повышения эффективности процесса проектирования и планирования, а также <text:s/>для улучшения качества результатов этой деятельности.</text:p>
      <text:p text:style-name="P9">Классификация САПР:</text:p>
      <text:list xml:id="list323664073" text:style-name="L2">
        <text:list-item>
          <text:p text:style-name="P10">Средства собственного проектирования CAD</text:p>
        </text:list-item>
        <text:list-item>
          <text:p text:style-name="P10">Средства инженерного анализа CAE</text:p>
        </text:list-item>
        <text:list-item>
          <text:p text:style-name="P10">Средства подготовки автоматизированного производства CAM</text:p>
        </text:list-item>
        <text:list-item>
          <text:p text:style-name="P10">Средства планирования технологических процессов CAPP</text:p>
        </text:list-item>
        <text:list-item>
          <text:p text:style-name="P10"><text:soft-page-break/>Средства управления документооборотом PDM</text:p>
        </text:list-item>
        <text:list-item>
          <text:p text:style-name="P10">Геоинформационные системы GI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  <style:text-properties style:font-name="Ubuntu" fo:font-family="Ubuntu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ext" style:family="paragraph" style:parent-style-name="Caption" style:class="extra"/>
    <style:style style:name="Drawing" style:family="paragraph" style:parent-style-name="Caption" style:class="extra"/>
    <style:style style:name="Table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9-02T14:08:56.210280128</meta:creation-date>
    <meta:generator>LibreOffice/7.1.5.2$Linux_X86_64 LibreOffice_project/c18cfcb0f8824ad4ef2fc2ec0bd004713f8a9d14</meta:generator>
    <dc:date>2021-09-02T15:04:43.166920682</dc:date>
    <meta:editing-duration>PT23M21S</meta:editing-duration>
    <meta:editing-cycles>5</meta:editing-cycles>
    <meta:document-statistic meta:table-count="0" meta:image-count="0" meta:object-count="0" meta:page-count="2" meta:paragraph-count="24" meta:word-count="210" meta:character-count="1805" meta:non-whitespace-character-count="1630"/>
  </office:meta>
</office:document-meta>
</file>